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language="en" fo:country="GB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6pt" fo:language="en" fo:country="GB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language="en" fo:country="GB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7">
      <style:paragraph-properties fo:text-align="start" style:justify-single-word="false"/>
      <style:text-properties style:font-name="Calibri" fo:font-size="12pt" fo:language="en" fo:country="GB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language="en" fo:country="GB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Calibri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style:font-name="Calibri" fo:font-size="12pt" fo:language="en" fo:country="GB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style:font-name="Calibri" fo:font-size="12pt" fo:language="en" fo:country="GB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6pt" fo:language="en" fo:country="GB" style:font-size-asian="16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2pt" fo:language="en" fo:country="GB" style:font-size-asian="12pt" style:font-size-complex="12pt"/>
    </style:style>
    <style:style style:name="P13" style:family="paragraph" style:parent-style-name="Table_20_Contents" style:list-style-name="L3">
      <style:paragraph-properties fo:text-align="start" style:justify-single-word="false"/>
      <style:text-properties style:font-name="Calibri" fo:font-size="12pt" fo:language="en" fo:country="GB" style:font-size-asian="12pt" style:font-size-complex="12pt"/>
    </style:style>
    <style:style style:name="P14" style:family="paragraph" style:parent-style-name="Table_20_Contents" style:list-style-name="L4">
      <style:paragraph-properties fo:text-align="start" style:justify-single-word="false"/>
      <style:text-properties style:font-name="Calibri" fo:font-size="12pt" fo:language="en" fo:country="GB" style:font-size-asian="12pt" style:font-size-complex="12pt"/>
    </style:style>
    <style:style style:name="P15" style:family="paragraph" style:parent-style-name="Table_20_Heading">
      <style:text-properties style:font-name="Calibri" fo:font-size="12pt" fo:language="en" fo:country="GB" style:font-size-asian="12pt" style:font-size-complex="12pt"/>
    </style:style>
    <style:style style:name="P16" style:family="paragraph" style:parent-style-name="List_20_Paragraph" style:list-style-name="L7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P3">Eagle6 Create Entity Page Test Plan</text:p>
      <text:p text:style-name="P4">Introduction</text:p>
      <text:p text:style-name="P7"><text:s/>The purpose of this plan is to define the expected scenarios that will be tested and automated as part of the implementation of the Create Entity Page. I have assumed that the application is accessed through a web browser, ideally we would also develop tests against the endpoint that the next button is triggering, using different combinations of values passed.</text:p>
      <text:p text:style-name="P7"/>
      <text:p text:style-name="P4">Test Items</text:p>
      <text:p text:style-name="P7"><text:s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Environments</text:p>
          </table:table-cell>
          <table:table-cell table:style-name="Table1.B1" office:value-type="string">
            <text:list xml:id="list7003141809864505957" text:style-name="L3">
              <text:list-item>
                <text:p text:style-name="P13">Internet Explorer 11</text:p>
              </text:list-item>
              <text:list-item>
                <text:p text:style-name="P13">Chrome </text:p>
              </text:list-item>
              <text:list-item>
                <text:p text:style-name="P13">Firefox</text:p>
              </text:list-item>
              <text:list-item>
                <text:p text:style-name="P13">Safari </text:p>
              </text:list-item>
            </text:list>
          </table:table-cell>
        </table:table-row>
        <table:table-row>
          <table:table-cell table:style-name="Table1.A2" office:value-type="string">
            <text:p text:style-name="P12">Automation tools</text:p>
          </table:table-cell>
          <table:table-cell table:style-name="Table1.B2" office:value-type="string">
            <text:list xml:id="list5517727405815340593" text:style-name="L4">
              <text:list-item>
                <text:p text:style-name="P14">Cucumber</text:p>
              </text:list-item>
              <text:list-item>
                <text:p text:style-name="P14">Selenium</text:p>
              </text:list-item>
              <text:list-item>
                <text:p text:style-name="P14">Gherkin</text:p>
              </text:list-item>
              <text:list-item>
                <text:p text:style-name="P14">Java</text:p>
              </text:list-item>
            </text:list>
          </table:table-cell>
        </table:table-row>
      </table:table>
      <text:p text:style-name="P7"/>
      <text:p text:style-name="P4">Features To Be Tested</text:p>
      <text:p text:style-name="P4"/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office:value-type="string">
              <text:p text:style-name="P15">Scenario</text:p>
            </table:table-cell>
            <table:table-cell table:style-name="Table2.B1" office:value-type="string">
              <text:p text:style-name="P15">Priority</text:p>
            </table:table-cell>
          </table:table-row>
        </table:table-header-rows>
        <table:table-row>
          <table:table-cell table:style-name="Table2.A2" office:value-type="string">
            <text:list xml:id="list509456348590827701" text:style-name="L2">
              <text:list-item>
                <text:p text:style-name="P8">All elements displayed as expected on the page</text:p>
              </text:list-item>
            </text:list>
          </table:table-cell>
          <table:table-cell table:style-name="Table2.B2" office:value-type="string">
            <text:p text:style-name="P11">High</text:p>
          </table:table-cell>
        </table:table-row>
        <table:table-row>
          <table:table-cell table:style-name="Table2.A2" office:value-type="string">
            <text:list xml:id="list31521250" text:continue-numbering="true" text:style-name="L2">
              <text:list-item>
                <text:p text:style-name="P8">User can successfully create an entity using variations on inputs</text:p>
              </text:list-item>
            </text:list>
          </table:table-cell>
          <table:table-cell table:style-name="Table2.B2" office:value-type="string">
            <text:p text:style-name="P11">High</text:p>
          </table:table-cell>
        </table:table-row>
        <table:table-row>
          <table:table-cell table:style-name="Table2.A2" office:value-type="string">
            <text:list xml:id="list31522237" text:continue-numbering="true" text:style-name="L2">
              <text:list-item>
                <text:p text:style-name="P8">The user can not continue without entering the entity type or entity name</text:p>
              </text:list-item>
            </text:list>
          </table:table-cell>
          <table:table-cell table:style-name="Table2.B2" office:value-type="string">
            <text:p text:style-name="P11">High</text:p>
          </table:table-cell>
        </table:table-row>
        <table:table-row>
          <table:table-cell table:style-name="Table2.A2" office:value-type="string">
            <text:list xml:id="list31528486" text:continue-numbering="true" text:style-name="L2">
              <text:list-item>
                <text:p text:style-name="P8">The entity name field and blackbox name fields test more than 255 characters</text:p>
              </text:list-item>
            </text:list>
          </table:table-cell>
          <table:table-cell table:style-name="Table2.B2" office:value-type="string">
            <text:p text:style-name="P11">Low</text:p>
          </table:table-cell>
        </table:table-row>
        <table:table-row>
          <table:table-cell table:style-name="Table2.A2" office:value-type="string">
            <text:list xml:id="list31518712" text:continue-numbering="true" text:style-name="L2">
              <text:list-item>
                <text:p text:style-name="P8">The entity name field and blackbox name fields test with white space</text:p>
              </text:list-item>
            </text:list>
          </table:table-cell>
          <table:table-cell table:style-name="Table2.B2" office:value-type="string">
            <text:p text:style-name="P11">Medium</text:p>
          </table:table-cell>
        </table:table-row>
        <table:table-row>
          <table:table-cell table:style-name="Table2.A2" office:value-type="string">
            <text:list xml:id="list31526033" text:continue-numbering="true" text:style-name="L2">
              <text:list-item>
                <text:p text:style-name="P8">If private box is checked then user cannot proceed without completing the blackbox name field</text:p>
              </text:list-item>
            </text:list>
          </table:table-cell>
          <table:table-cell table:style-name="Table2.B2" office:value-type="string">
            <text:p text:style-name="P11">High</text:p>
          </table:table-cell>
        </table:table-row>
        <table:table-row>
          <table:table-cell table:style-name="Table2.A2" office:value-type="string">
            <text:list xml:id="list31538955" text:continue-numbering="true" text:style-name="L2">
              <text:list-item>
                <text:p text:style-name="P8">User cannot select next until all expected fields completed</text:p>
              </text:list-item>
            </text:list>
          </table:table-cell>
          <table:table-cell table:style-name="Table2.B2" office:value-type="string">
            <text:p text:style-name="P11">High</text:p>
          </table:table-cell>
        </table:table-row>
        <table:table-row>
          <table:table-cell table:style-name="Table2.A2" office:value-type="string">
            <text:list xml:id="list31538051" text:continue-numbering="true" text:style-name="L2">
              <text:list-item>
                <text:p text:style-name="P8">Number of characters display should update as the user enters text</text:p>
              </text:list-item>
            </text:list>
          </table:table-cell>
          <table:table-cell table:style-name="Table2.B2" office:value-type="string">
            <text:p text:style-name="P11">Low</text:p>
          </table:table-cell>
        </table:table-row>
      </table:table>
      <text:p text:style-name="P4"><text:soft-page-break/></text:p>
      <text:p text:style-name="P1"/>
      <text:p text:style-name="P4">Assumptions</text:p>
      <text:list xml:id="list8802704867253716381" text:style-name="L7">
        <text:list-item>
          <text:p text:style-name="P6"><text:span text:style-name="T1">The Entity Type and Entity Name fields are Required</text:span></text:p>
        </text:list-item>
        <text:list-item>
          <text:p text:style-name="P16">The Entity Type field is a dropdown choice box with 5 options: Business Process, Server, Database, Application, and Hardware</text:p>
        </text:list-item>
        <text:list-item>
          <text:p text:style-name="P16">The Entity Name field and Blackbox Name field are text fields and must be between 0 and 255 characters in length</text:p>
        </text:list-item>
        <text:list-item>
          <text:p text:style-name="P16">If the Private box is checked, the Black box Name field must be filled in</text:p>
        </text:list-item>
        <text:list-item>
          <text:p text:style-name="P10">Clicking “Next” allows the user to advance</text:p>
        </text:list-item>
        <text:list-item>
          <text:p text:style-name="P10">Create Entity page is accessed via web browser</text:p>
        </text:list-item>
      </text:list>
      <text:p text:style-name="P7"/>
      <text:p text:style-name="P4">Approach</text:p>
      <text:list xml:id="list567838139778978315" text:style-name="L6">
        <text:list-item>
          <text:p text:style-name="P9">Automation pack to be created using gradle, selenium, cucumber and Java</text:p>
        </text:list-item>
        <text:list-item>
          <text:p text:style-name="P9">Tests should include tags that can be used to run smaller subsets of the tests</text:p>
        </text:list-item>
        <text:list-item>
          <text:p text:style-name="P9">A browser param should be passed to indicate which browser the tests should be run against if not passed the tests will default to Chrome</text:p>
        </text:list-item>
        <text:list-item>
          <text:p text:style-name="P9">Tests will use High,Medium or Low priorities, these will be added as tags to the feature file scenarios</text:p>
        </text:list-item>
        <text:list-item>
          <text:p text:style-name="P9">Suggested accepted passing rate will be any test that is Medium or above in priority</text:p>
        </text:list-item>
        <text:list-item>
          <text:p text:style-name="P9">Tests are run using command like <text:span text:style-name="T2">gradlew runAllTest -Dtag="@High" -Dbrowser="Chrome”</text:span></text:p>
        </text:list-item>
      </text:list>
      <text:p text:style-name="P5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creation-date>2019-05-01T11:41:33.15</meta:creation-date>
    <dc:date>2019-05-02T11:30:04.87</dc:date>
    <meta:editing-duration>PT18H15M6S</meta:editing-duration>
    <meta:editing-cycles>4</meta:editing-cycles>
    <meta:generator>OpenOffice/4.1.2$Win32 OpenOffice.org_project/412m3$Build-9782</meta:generator>
    <meta:document-statistic meta:table-count="2" meta:image-count="0" meta:object-count="0" meta:page-count="2" meta:paragraph-count="49" meta:word-count="390" meta:character-count="2193"/>
  </office:meta>
</office:document-meta>
</file>